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79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18.193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325cm"/>
    </style:style>
    <style:style style:name="co7" style:family="table-column">
      <style:table-column-properties fo:break-before="auto" style:column-width="3.164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2.23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00ca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00caca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 Grupo 1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omo un usuario, necesito un cuadro de texto, con la finalidad de ingresar mi DNI</text:p>
          </table:table-cell>
          <table:table-cell table:style-name="ce13"/>
          <table:table-cell table:style-name="ce15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Como un usuario, necesito un cuadro de texto, con la finalidad de ingresar mi contraseñ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Como un usuario, necesito un botón, con la finalidad de ver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Como un usuario, necesito un calendario, con la finalidad de ver los próximos eventos 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Como un usuario, necesito un botón, con la finalidad de cerrar sesión.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Como un usuario, necesito un cuadro de texto, con la finalidad de corroborar mi ingreso a la págin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Como un usuario, necesito un botón, con la finalidad de ir al poder judicial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Como un usuario, quiero un botón, con la finalidad de descargar la información del caso hasta el moment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Como un usuario, necesito un botón, con la finalidad de ir a la página de MEV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Como un usuario, necesito un cuadro de texto, con la finalidad de ver previamente la información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Como un usuario, necesito un botón, con la finalidad de elimin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Como un usuario, necesito un botón, con la finalidad de agregar un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Como un usuario, necesito un botón, con la finalidad de filtrar los clientes por categoría y etapa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Como un usuario, necesito un cuadro de texto, con la finalidad de buscar entre los cliente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Como un usuario, necesito cuadros de texto, con la finalidad de ingresar los datos del cliente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Como un usuario, necesito cuadros de texto, con la finalidad de ingresar la información del cliente y su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19" calcext:value-type="float">
            <text:p>19</text:p>
          </table:table-cell>
          <table:table-cell table:style-name="ce13" office:value-type="string" calcext:value-type="string">
            <text:p>Como un usuario, necesito viñetas, con la finalidad de marcar la progresión de las etapa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Como un usuario, necesito viñetas, con la finalidad de marcar los eventos pasad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2" calcext:value-type="float">
            <text:p>22</text:p>
          </table:table-cell>
          <table:table-cell table:style-name="ce13" office:value-type="string" calcext:value-type="string">
            <text:p>Como un usuario, necesito cuadros de texto, con la finalidad de ingresar la fecha, hora y motivo de un encuentr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Como usuario necesito un botón con la finalidad de marcar el progreso de las etapas del caso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/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Como un usuario, necesito un botón, con la finalidad de validar los datos</text:p>
          </table:table-cell>
          <table:table-cell table:style-name="ce13"/>
          <table:table-cell table:style-name="ce13" office:value-type="string" calcext:value-type="string">
            <text:p>Pendiente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float" office:value="25" calcext:value-type="float">
            <text:p>25</text:p>
          </table:table-cell>
          <table:table-cell table:style-name="ce14" office:value-type="string" calcext:value-type="string">
            <text:p>Como desarrollador necesito un formulario para el login del usu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6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6" calcext:value-type="float">
            <text:p>26</text:p>
          </table:table-cell>
          <table:table-cell table:style-name="ce14" office:value-type="string" calcext:value-type="string">
            <text:p>Como desarrollador necesito un botón para validar los datos del formulari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Como desarrollador necesito un botón para cerrar mi sesión 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Como desarrollador necesito un botón para filtrar los cliente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29" calcext:value-type="float">
            <text:p>29</text:p>
          </table:table-cell>
          <table:table-cell table:style-name="ce14" office:value-type="string" calcext:value-type="string">
            <text:p>Como desarrollador necesito un botón para ir al poder judicial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Como desarrollador necesito un botón descargar los caso que el usuario dese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1" calcext:value-type="float">
            <text:p>31</text:p>
          </table:table-cell>
          <table:table-cell table:style-name="ce14" office:value-type="string" calcext:value-type="string">
            <text:p>Como desarrollador necesito un botón para ir al MEV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Como desarrollador necesito un botón para agreg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Como desarrollador necesito un botón para eliminar a los clientes a la base de da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4" calcext:value-type="float">
            <text:p>34</text:p>
          </table:table-cell>
          <table:table-cell table:style-name="ce14" office:value-type="string" calcext:value-type="string">
            <text:p>Como desarrollador necesito un botón para filtrar a los clientes por etapa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Como desarrollador necesito una base de datos en la que se encuentren los datos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6" calcext:value-type="float">
            <text:p>36</text:p>
          </table:table-cell>
          <table:table-cell table:style-name="ce14" office:value-type="string" calcext:value-type="string">
            <text:p>Como desarrollador necesito un formulario para la información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7" calcext:value-type="float">
            <text:p>37</text:p>
          </table:table-cell>
          <table:table-cell table:style-name="ce14" office:value-type="string" calcext:value-type="string">
            <text:p>Como desarrollador necesito un botón para validar los datos del formulario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8" calcext:value-type="float">
            <text:p>38</text:p>
          </table:table-cell>
          <table:table-cell table:style-name="ce14" office:value-type="string" calcext:value-type="string">
            <text:p>Como desarrollador necesito un formulario para completar detalle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39" calcext:value-type="float">
            <text:p>39</text:p>
          </table:table-cell>
          <table:table-cell table:style-name="ce14" office:value-type="string" calcext:value-type="string">
            <text:p>Como desarrollador necesito un botón para validar datos del cas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0" calcext:value-type="float">
            <text:p>40</text:p>
          </table:table-cell>
          <table:table-cell table:style-name="ce14" office:value-type="string" calcext:value-type="string">
            <text:p>Como desarrollador necesito un formulario para agregar eventos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1" calcext:value-type="float">
            <text:p>41</text:p>
          </table:table-cell>
          <table:table-cell table:style-name="ce14" office:value-type="string" calcext:value-type="string">
            <text:p>Como desarrollador necesito un botón para validar datos del evento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2" calcext:value-type="float">
            <text:p>42</text:p>
          </table:table-cell>
          <table:table-cell table:style-name="ce14" office:value-type="string" calcext:value-type="string">
            <text:p>Como desarrollador necesito un formulario para ingresar el nombre de un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Como desarrollador necesito un botón para filtrar por nombre del cliente</text:p>
          </table:table-cell>
          <table:table-cell table:style-name="ce14"/>
          <table:table-cell table:style-name="ce14" office:value-type="string" calcext:value-type="string">
            <text:p>Pendiente</text:p>
          </table:table-cell>
          <table:table-cell table:style-name="ce14" table:number-columns-repeated="2"/>
          <table:table-cell table:number-columns-repeated="1017"/>
        </table:table-row>
        <table:table-row table:style-name="ro3">
          <table:table-cell/>
          <table:table-cell table:style-name="ce10" office:value-type="float" office:value="44" calcext:value-type="float">
            <text:p>44</text:p>
          </table:table-cell>
          <table:table-cell table:style-name="ce18" office:value-type="string" calcext:value-type="string">
            <text:p>Como desarrollador necesito un botón para marcar el avance de las etapas</text:p>
          </table:table-cell>
          <table:table-cell table:style-name="ce10"/>
          <table:table-cell table:style-name="ce14" office:value-type="string" calcext:value-type="string">
            <text:p>Pendiente</text:p>
          </table:table-cell>
          <table:table-cell table:style-name="ce10" table:number-columns-repeated="2"/>
          <table:table-cell table:number-columns-repeated="1017"/>
        </table:table-row>
        <table:table-row table:style-name="ro3" table:number-rows-repeated="18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currency-style style:name="N109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9">
      <number:currency-symbol/>
      <number:text> -</number:text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2">
      <number:currency-symbol/>
      <number:text> -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7P2" style:volatile="true">
      <number:currency-symbol/>
      <number:text> </number:text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5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cm" fo:margin-bottom="1.9cm" fo:margin-left="0.6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dmin</meta:initial-creator>
    <meta:print-date>2013-11-17T19:01:11</meta:print-date>
    <meta:creation-date>2012-09-02T03:53:17</meta:creation-date>
    <dc:date>2022-05-17T10:53:02.824000000</dc:date>
    <meta:generator>LibreOffice/7.3.1.3$Windows_X86_64 LibreOffice_project/a69ca51ded25f3eefd52d7bf9a5fad8c90b87951</meta:generator>
    <meta:editing-duration>PT46M26S</meta:editing-duration>
    <meta:editing-cycles>10</meta:editing-cycles>
    <meta:document-statistic meta:table-count="1" meta:cell-count="1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